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34" officeooo:paragraph-rsid="00011934"/>
    </style:style>
    <style:style style:name="P2" style:family="paragraph" style:parent-style-name="Standard">
      <style:text-properties officeooo:rsid="00011934" officeooo:paragraph-rsid="000e9dea"/>
    </style:style>
    <style:style style:name="P3" style:family="paragraph" style:parent-style-name="Standard">
      <style:text-properties officeooo:rsid="00011934" officeooo:paragraph-rsid="000fe851"/>
    </style:style>
    <style:style style:name="P4" style:family="paragraph" style:parent-style-name="Standard">
      <style:text-properties officeooo:rsid="00011934" officeooo:paragraph-rsid="0003928d"/>
    </style:style>
    <style:style style:name="P5" style:family="paragraph" style:parent-style-name="Standard">
      <style:text-properties officeooo:rsid="00011934" officeooo:paragraph-rsid="001977ab"/>
    </style:style>
    <style:style style:name="P6" style:family="paragraph" style:parent-style-name="Standard">
      <style:text-properties officeooo:rsid="0006c118" officeooo:paragraph-rsid="0006c118"/>
    </style:style>
    <style:style style:name="P7" style:family="paragraph" style:parent-style-name="Standard">
      <style:text-properties officeooo:rsid="0006c118" officeooo:paragraph-rsid="000399de"/>
    </style:style>
    <style:style style:name="P8" style:family="paragraph" style:parent-style-name="Standard">
      <style:text-properties officeooo:rsid="000ccd11" officeooo:paragraph-rsid="000ccd11"/>
    </style:style>
    <style:style style:name="P9" style:family="paragraph" style:parent-style-name="Standard">
      <style:text-properties officeooo:rsid="001977ab" officeooo:paragraph-rsid="001977ab"/>
    </style:style>
    <style:style style:name="P10" style:family="paragraph" style:parent-style-name="Standard">
      <style:text-properties fo:color="#c9211e" officeooo:rsid="001a796f" officeooo:paragraph-rsid="001a796f"/>
    </style:style>
    <style:style style:name="P11" style:family="paragraph" style:parent-style-name="Standard">
      <style:text-properties fo:color="#c9211e" officeooo:rsid="001aa269" officeooo:paragraph-rsid="001aa269"/>
    </style:style>
    <style:style style:name="P12" style:family="paragraph" style:parent-style-name="Standard">
      <style:text-properties fo:color="#2a6099" officeooo:rsid="001977ab" officeooo:paragraph-rsid="001977ab"/>
    </style:style>
    <style:style style:name="P13" style:family="paragraph" style:parent-style-name="Standard">
      <style:text-properties fo:color="#2a6099" style:font-name="Liberation Serif" fo:font-size="12pt" officeooo:rsid="00011934" officeooo:paragraph-rsid="001977ab" style:font-size-asian="12pt" style:font-size-complex="12pt"/>
    </style:style>
    <style:style style:name="P14" style:family="paragraph" style:parent-style-name="Standard">
      <style:text-properties fo:color="#2a6099" style:font-name="Liberation Serif" fo:font-size="12pt" officeooo:rsid="0018683f" officeooo:paragraph-rsid="001a796f" style:font-size-asian="12pt" style:font-size-complex="12pt"/>
    </style:style>
    <style:style style:name="P15" style:family="paragraph" style:parent-style-name="Standard">
      <style:text-properties fo:color="#2a6099" officeooo:rsid="001b927b" officeooo:paragraph-rsid="001b927b"/>
    </style:style>
    <style:style style:name="P16" style:family="paragraph" style:parent-style-name="Standard">
      <style:text-properties fo:color="#00a933" officeooo:rsid="00011934" officeooo:paragraph-rsid="000399de"/>
    </style:style>
    <style:style style:name="P17" style:family="paragraph" style:parent-style-name="Standard">
      <style:text-properties fo:color="#800080" officeooo:rsid="00011934" officeooo:paragraph-rsid="00011934"/>
    </style:style>
    <style:style style:name="P18" style:family="paragraph" style:parent-style-name="Standard">
      <style:text-properties fo:color="#800080" officeooo:rsid="00011934" officeooo:paragraph-rsid="0003928d"/>
    </style:style>
    <style:style style:name="P19" style:family="paragraph" style:parent-style-name="Standard">
      <style:text-properties fo:color="#ff3838" officeooo:rsid="002335b0" officeooo:paragraph-rsid="002335b0"/>
    </style:style>
    <style:style style:name="P20" style:family="paragraph" style:parent-style-name="Standard">
      <style:text-properties fo:color="#ff3838" officeooo:rsid="002335b0" officeooo:paragraph-rsid="0023c45e"/>
    </style:style>
    <style:style style:name="P21" style:family="paragraph" style:parent-style-name="Standard">
      <style:text-properties fo:color="#000000" style:font-name="Liberation Serif" fo:font-size="12pt" officeooo:rsid="0018683f" officeooo:paragraph-rsid="001b927b" fo:background-color="#e8f2fe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officeooo:rsid="00011934" officeooo:paragraph-rsid="001977ab" fo:background-color="#e8f2fe" style:font-size-asian="12pt" style:font-size-complex="12pt"/>
    </style:style>
    <style:style style:name="T1" style:family="text">
      <style:text-properties officeooo:rsid="000195f0"/>
    </style:style>
    <style:style style:name="T2" style:family="text">
      <style:text-properties officeooo:rsid="0003928d"/>
    </style:style>
    <style:style style:name="T3" style:family="text">
      <style:text-properties officeooo:rsid="0006c118"/>
    </style:style>
    <style:style style:name="T4" style:family="text">
      <style:text-properties fo:background-color="#e8f2fe" loext:char-shading-value="0"/>
    </style:style>
    <style:style style:name="T5" style:family="text">
      <style:text-properties officeooo:rsid="00011934" fo:background-color="#e8f2fe" loext:char-shading-value="0"/>
    </style:style>
    <style:style style:name="T6" style:family="text">
      <style:text-properties officeooo:rsid="001a796f" fo:background-color="#e8f2fe" loext:char-shading-value="0"/>
    </style:style>
    <style:style style:name="T7" style:family="text">
      <style:text-properties style:text-underline-style="solid" style:text-underline-width="auto" style:text-underline-color="font-color" fo:background-color="#e8f2fe" loext:char-shading-value="0"/>
    </style:style>
    <style:style style:name="T8" style:family="text">
      <style:text-properties officeooo:rsid="001dc2be"/>
    </style:style>
    <style:style style:name="T9" style:family="text">
      <style:text-properties style:font-name="Liberation Serif" fo:font-size="12pt" officeooo:rsid="001a796f" style:font-size-asian="12pt" style:font-size-complex="12pt"/>
    </style:style>
    <style:style style:name="T10" style:family="text">
      <style:text-properties style:font-name="Liberation Serif" fo:font-size="12pt" officeooo:rsid="0018683f" fo:background-color="#e8f2fe" loext:char-shading-value="0" style:font-size-asian="12pt" style:font-size-complex="12pt"/>
    </style:style>
    <style:style style:name="T11" style:family="text">
      <style:text-properties officeooo:rsid="00213af7"/>
    </style:style>
    <style:style style:name="T12" style:family="text">
      <style:text-properties officeooo:rsid="0023c4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d fabric-samples/test-network</text:p>
      <text:p text:style-name="P17">./network.sh <text:s/><text:span text:style-name="T1">up </text:span>-ca -s couchdb</text:p>
      <text:p text:style-name="P17">./network.sh createChannel -c samplechannel</text:p>
      <text:p text:style-name="P18">./chaincodeJavaLifecycle_<text:span text:style-name="T2">Product</text:span>.sh</text:p>
      <text:p text:style-name="P4"/>
      <text:p text:style-name="P10">Yukaridaki komutlardan sonra IBM dll ler docker containera copy paste olacak.</text:p>
      <text:p text:style-name="P11">Daha sonra java client <text:span text:style-name="T8">da EnrollAdmin, EnrollUser ve ClientApp run </text:span><text:span text:style-name="T11">as <text:s/>Java Application</text:span></text:p>
      <text:p text:style-name="P4"/>
      <text:p text:style-name="P12">docker ps <text:span text:style-name="T9">(ID icin)</text:span></text:p>
      <text:p text:style-name="P13">docker cp <text:span text:style-name="T4">/home/</text:span><text:span text:style-name="T7">ates</text:span><text:span text:style-name="T4">/IBM_CPLEX f9ea4b7e4e05</text:span>:/<text:span text:style-name="T4">root/chaincode-java/ </text:span><text:span text:style-name="T6">(IBM copy paste)</text:span></text:p>
      <text:p text:style-name="P14"><text:span text:style-name="T4">docker container exec -it <text:s/>f9ea4b7e4e05</text:span><text:span text:style-name="T5"> </text:span><text:span text:style-name="T4">bash </text:span><text:span text:style-name="T6">(IBM kontrolu icin)</text:span></text:p>
      <text:p text:style-name="P15">docker container logs -f <text:s text:c="2"/><text:span text:style-name="T10">f9ea4b7e4e05</text:span></text:p>
      <text:p text:style-name="P21"/>
      <text:p text:style-name="P21"/>
      <text:p text:style-name="P16">git add . <text:s text:c="5"/><text:span text:style-name="T3">(add </text:span>stages your files for tracking.<text:span text:style-name="T3">)</text:span></text:p>
      <text:p text:style-name="P16">git commit -m "First commit"</text:p>
      <text:p text:style-name="P16">git push origin main</text:p>
      <text:p text:style-name="P16"/>
      <text:p text:style-name="P19">./<text:span text:style-name="T12">gradlew installDist</text:span></text:p>
      <text:p text:style-name="P20">Eger chaincode da degisiklik olursa fabric-samples/cahincode icine .jar dosyasini degistirmelisin</text:p>
      <text:p text:style-name="P7"/>
      <text:p text:style-name="P6">./gradlew fatJar</text:p>
      <text:p text:style-name="P6"/>
      <text:p text:style-name="P6">java -jar producttransfer-all-1.0.jar</text:p>
      <text:p text:style-name="P6">java -Djava.library.path=/home/ates/IBM_CPLEX/cplex/bin/x86-64_linux -jar producttransfer-all-1.0.jar</text:p>
      <text:p text:style-name="P8"/>
      <text:p text:style-name="P6">Main-Class: producttransfer.Pharmacies</text:p>
      <text:p text:style-name="P9">(ilog folder to .jar file)</text:p>
      <text:p text:style-name="P1"/>
      <text:p text:style-name="P2"><text:s/>java -Djava.library.path=/home/ates/IBM_CPLEX/cplex/bin/x86-64_linux -jar producttransfer-1.0.jar "solveModel", "3","4", "41,35,96", "{{2, 3, 7}, {1, 1, 0}, {5, 3, 0}, {0.6, 0.25, 1}}" ,"1250,250,900,232.5"</text:p>
      <text:p text:style-name="P2"/>
      <text:p text:style-name="P3"><text:s/>java <text:s/>-jar producttransfer-1.0.jar "solveModel", "3","4", "41,35,96", "{{2, 3, 7}, {1, 1, 0}, {5, 3, 0}, {0.6, 0.25, 1}}" ,"1250,250,900,232.5" <text:s/></text:p>
      <text:p text:style-name="P3"/>
      <text:p text:style-name="P5"><text:s/>java <text:s/>-jar producttransfer-1.0.jar </text:p>
      <text:p text:style-name="P2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06:24:30.035838034</meta:creation-date>
    <dc:date>2021-02-11T08:00:04.099461655</dc:date>
    <meta:editing-duration>PT6H46M35S</meta:editing-duration>
    <meta:editing-cycles>29</meta:editing-cycles>
    <meta:generator>LibreOffice/6.4.6.2$Linux_X86_64 LibreOffice_project/40$Build-2</meta:generator>
    <meta:document-statistic meta:table-count="0" meta:image-count="0" meta:object-count="0" meta:page-count="1" meta:paragraph-count="23" meta:word-count="149" meta:character-count="1332" meta:non-whitespace-character-count="1188"/>
  </office:meta>
</office:document-meta>
</file>